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1">
      <style:text-properties fo:font-size="6pt" style:font-size-asian="5.25pt" style:font-size-complex="6pt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  <style:text-properties fo:font-size="6pt" style:font-size-asian="5.25pt" style:font-size-complex="6pt"/>
    </style:style>
    <style:style style:name="P6" style:family="paragraph" style:parent-style-name="Preformatted_20_Text">
      <style:paragraph-properties style:writing-mode="lr-tb"/>
      <style:text-properties fo:font-size="6pt" style:font-size-asian="5.25pt" style:font-size-complex="6pt"/>
    </style:style>
    <style:style style:name="P7" style:family="paragraph" style:parent-style-name="Preformatted_20_Text">
      <style:paragraph-properties fo:margin-top="0in" fo:margin-bottom="0.1965in" style:contextual-spacing="false" style:writing-mode="lr-tb"/>
      <style:text-properties fo:font-size="6pt" style:font-size-asian="5.25pt" style:font-size-complex="6pt"/>
    </style:style>
    <style:style style:name="P8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at — <text:span text:style-name="Strong_20_Emphasis">Document #3: Technical Architecture (Drawings + Descriptions)</text:span> is ready to generate.</text:p>
      <text:p text:style-name="P1">This document includes:</text:p>
      <text:list text:style-name="L1">
        <text:list-item>
          <text:p text:style-name="P2">System block diagrams (text-based patent-ready diagrams)</text:p>
        </text:list-item>
        <text:list-item>
          <text:p text:style-name="P2">Humanoid operation workflow</text:p>
        </text:list-item>
        <text:list-item>
          <text:p text:style-name="P2">Ingredient authentication workflow (AEC)</text:p>
        </text:list-item>
        <text:list-item>
          <text:p text:style-name="P2">Meal preparation sequence diagrams</text:p>
        </text:list-item>
        <text:list-item>
          <text:p text:style-name="P2">Data flow between humanoid ↔ device ↔ cloud</text:p>
        </text:list-item>
        <text:list-item>
          <text:p text:style-name="P2">Hardware subsystems layout</text:p>
        </text:list-item>
        <text:list-item>
          <text:p text:style-name="P2">Safety systems &amp; fallback logic</text:p>
        </text:list-item>
      </text:list>
      <text:p text:style-name="P1">Here we go.</text:p>
      <text:p text:style-name="P3"/>
      <text:h text:style-name="P4" text:outline-level="1"><text:span text:style-name="Strong_20_Emphasis">📘 Document #3 — Technical Architecture &amp; System Diagrams</text:span></text:h>
      <text:p text:style-name="P1"><text:span text:style-name="Strong_20_Emphasis">RoboChef: Automated Humanoid Meal Preparation System with Encrypted Ingredient Authorization</text:span><text:line-break/><text:span text:style-name="Strong_20_Emphasis">Inventor:</text:span> <text:span text:style-name="Emphasis">Meir Niv</text:span><text:line-break/>*<text:span text:style-name="Emphasis">Confidential Draft for Patent Preparation</text:span></text:p>
      <text:p text:style-name="P3"/>
      <text:h text:style-name="P4" text:outline-level="1"><text:span text:style-name="Strong_20_Emphasis">1. System Overview Diagram (High-Level Block Layout)</text:span></text:h>
      <text:p text:style-name="P5"><text:span text:style-name="Source_20_Text"><text:s/>┌───────────────────────────────────────────────────────────┐</text:span></text:p>
      <text:p text:style-name="P6"><text:span text:style-name="Source_20_Text"><text:s/>│ <text:s text:c="22"/>RoboChef System <text:s text:c="21"/>│</text:span></text:p>
      <text:p text:style-name="P6"><text:span text:style-name="Source_20_Text"><text:s/>├───────────────────────────────────────────────────────────┤</text:span></text:p>
      <text:p text:style-name="P6"><text:span text:style-name="Source_20_Text"><text:s/>│ <text:s text:c="58"/>│</text:span></text:p>
      <text:p text:style-name="P6"><text:span text:style-name="Source_20_Text"><text:s/>│ <text:s text:c="2"/>┌───────────────┐ <text:s text:c="3"/>┌────────────────────────┐ <text:s text:c="7"/>│</text:span></text:p>
      <text:p text:style-name="P6"><text:span text:style-name="Source_20_Text"><text:s/>│ <text:s text:c="2"/>│ User Devices <text:s/>│ <text:s text:c="3"/>│ Cloud AI + AEC Server <text:s/>│ <text:s text:c="7"/>│</text:span></text:p>
      <text:p text:style-name="P6"><text:span text:style-name="Source_20_Text"><text:s/>│ <text:s text:c="2"/>│ (PC/Mobile) <text:s text:c="2"/>│◀──▶│ Recipe DB + Code Auth <text:s/>│◀───────┐│</text:span></text:p>
      <text:p text:style-name="P6"><text:span text:style-name="Source_20_Text"><text:s/>│ <text:s text:c="2"/>└───────────────┘ <text:s text:c="3"/>└────────────────────────┘ <text:s text:c="7"/>││</text:span></text:p>
      <text:p text:style-name="P6"><text:span text:style-name="Source_20_Text"><text:s/>│ <text:s text:c="15"/>▲ <text:s text:c="16"/>▲ <text:s text:c="22"/>││</text:span></text:p>
      <text:p text:style-name="P6"><text:span text:style-name="Source_20_Text"><text:s/>│ <text:s text:c="15"/>│ <text:s text:c="16"/>│ <text:s text:c="22"/>││</text:span></text:p>
      <text:p text:style-name="P6"><text:span text:style-name="Source_20_Text"><text:s/>│ <text:s text:c="2"/>┌────────────┴─────────────┐ <text:s text:c="2"/>│ <text:s text:c="22"/>││</text:span></text:p>
      <text:p text:style-name="P6"><text:span text:style-name="Source_20_Text"><text:s/>│ <text:s text:c="2"/>│ <text:s text:c="5"/>Humanoid Chef <text:s text:c="6"/>│ <text:s text:c="2"/>│ <text:s text:c="22"/>││</text:span></text:p>
      <text:p text:style-name="P6"><text:span text:style-name="Source_20_Text"><text:s/>│ <text:s text:c="2"/>│ <text:s/>(robotic food handler) <text:s/>│ <text:s text:c="2"/>│ <text:s text:c="22"/>││ </text:span></text:p>
      <text:p text:style-name="P6"><text:span text:style-name="Source_20_Text"><text:s/>│ <text:s text:c="2"/>└────────────┬─────────────┘ <text:s text:c="2"/>│ <text:s text:c="22"/>││</text:span></text:p>
      <text:p text:style-name="P6"><text:span text:style-name="Source_20_Text"><text:s/>│ <text:s text:c="15"/>│ <text:s text:c="16"/>│ <text:s text:c="22"/>││</text:span></text:p>
      <text:p text:style-name="P6"><text:span text:style-name="Source_20_Text"><text:s/>│ <text:s text:c="2"/>┌────────────┴─────────────┐ <text:s text:c="2"/>│ <text:s text:c="22"/>││</text:span></text:p>
      <text:p text:style-name="P6"><text:span text:style-name="Source_20_Text"><text:s/>│ <text:s text:c="2"/>│ House Kitchen Appliances │◀──┘ <text:s text:c="22"/>││</text:span></text:p>
      <text:p text:style-name="P6"><text:span text:style-name="Source_20_Text"><text:s/>│ <text:s text:c="2"/>│ (Standard Commercial) <text:s text:c="3"/>│ <text:s text:c="26"/>││</text:span></text:p>
      <text:p text:style-name="P6"><text:span text:style-name="Source_20_Text"><text:s/>│ <text:s text:c="2"/>└──────────────────────────┘ <text:s text:c="26"/>││</text:span></text:p>
      <text:p text:style-name="P6"><text:span text:style-name="Source_20_Text"><text:s/>│ <text:s text:c="58"/>│</text:span></text:p>
      <text:p text:style-name="P6"><text:span text:style-name="Source_20_Text"><text:s/>│ <text:s text:c="2"/>┌─────────────────────────┐ <text:s text:c="28"/>│</text:span></text:p>
      <text:p text:style-name="P6"><text:span text:style-name="Source_20_Text"><text:s/>│ <text:s text:c="2"/>│ AEC-Locked Ingredients <text:s/>│───► Verified by Humanoid <text:s text:c="3"/>│</text:span></text:p>
      <text:p text:style-name="P6"><text:span text:style-name="Source_20_Text"><text:s/>│ <text:s text:c="2"/>└─────────────────────────┘ <text:s text:c="4"/>before use <text:s text:c="13"/>│</text:span></text:p>
      <text:p text:style-name="P6"><text:span text:style-name="Source_20_Text"><text:s/>│ <text:s text:c="58"/>│</text:span></text:p>
      <text:p text:style-name="P7"><text:span text:style-name="Source_20_Text"><text:s/>└───────────────────────────────────────────────────────────┘</text:span></text:p>
      <text:p text:style-name="P3"/>
      <text:h text:style-name="P4" text:outline-level="1"><text:span text:style-name="Strong_20_Emphasis">2. Humanoid Operation Workflow (Step-by-Step Sequence)</text:span></text:h>
      <text:p text:style-name="P5"><text:span text:style-name="Source_20_Text">1. User selects recipe on device (phone/PC/TV).</text:span></text:p>
      <text:p text:style-name="P6"><text:span text:style-name="Source_20_Text">2. Cloud AI validates:</text:span></text:p>
      <text:p text:style-name="P6"><text:span text:style-name="Source_20_Text"><text:s text:c="5"/>- user preferences</text:span></text:p>
      <text:p text:style-name="P6"><text:span text:style-name="Source_20_Text"><text:s text:c="5"/>- allergens</text:span></text:p>
      <text:p text:style-name="P6"><text:span text:style-name="Source_20_Text"><text:s text:c="5"/>- dietary restrictions</text:span></text:p>
      <text:p text:style-name="P6"><text:span text:style-name="Source_20_Text"><text:s text:c="5"/>- inventory available</text:span></text:p>
      <text:p text:style-name="P6"><text:span text:style-name="Source_20_Text">3. Cloud AI returns:</text:span></text:p>
      <text:p text:style-name="P6"><text:span text:style-name="Source_20_Text"><text:s text:c="5"/>- recipe steps</text:span></text:p>
      <text:p text:style-name="P6"><text:span text:style-name="Source_20_Text"><text:s text:c="5"/>- timing</text:span></text:p>
      <text:p text:style-name="P6"><text:span text:style-name="Source_20_Text"><text:s text:c="5"/>- required ingredient list &amp; AEC keys</text:span></text:p>
      <text:p text:style-name="P6"/>
      <text:p text:style-name="P6"><text:span text:style-name="Source_20_Text">4. Humanoid wakes &amp; authenticates:</text:span></text:p>
      <text:p text:style-name="P6"><text:span text:style-name="Source_20_Text"><text:s text:c="5"/>- scans kitchen environment</text:span></text:p>
      <text:p text:style-name="P6"><text:span text:style-name="Source_20_Text"><text:s text:c="5"/>- locates tools/appliances</text:span></text:p>
      <text:p text:style-name="P6"><text:span text:style-name="Source_20_Text"><text:s text:c="5"/>- confirms safety state</text:span></text:p>
      <text:p text:style-name="P6"/>
      <text:p text:style-name="P6"><text:span text:style-name="Source_20_Text">5. Ingredient authentication:</text:span></text:p>
      <text:p text:style-name="P6"><text:span text:style-name="Source_20_Text"><text:s text:c="5"/>FOR each ingredient:</text:span></text:p>
      <text:p text:style-name="P6"><text:span text:style-name="Source_20_Text"><text:s text:c="9"/>- robot scans for AEC code</text:span></text:p>
      <text:p text:style-name="P6"><text:span text:style-name="Source_20_Text"><text:s text:c="9"/>- retrieves encrypted payload</text:span></text:p>
      <text:p text:style-name="P6"><text:span text:style-name="Source_20_Text"><text:s text:c="9"/>- sends decryption request to cloud</text:span></text:p>
      <text:p text:style-name="P6"><text:span text:style-name="Source_20_Text"><text:s text:c="9"/>- waits for ACCEPT / REJECT</text:span></text:p>
      <text:p text:style-name="P6"><text:span text:style-name="Source_20_Text"><text:s text:c="9"/>- if ACCEPT → continue</text:span></text:p>
      <text:p text:style-name="P6"><text:span text:style-name="Source_20_Text"><text:s text:c="9"/>- if REJECT → discard / notify user</text:span></text:p>
      <text:p text:style-name="P6"/>
      <text:p text:style-name="P6"><text:soft-page-break/><text:span text:style-name="Source_20_Text">6. Cooking sequence:</text:span></text:p>
      <text:p text:style-name="P6"><text:span text:style-name="Source_20_Text"><text:s text:c="5"/>- chop, cut, slice, mix, season</text:span></text:p>
      <text:p text:style-name="P6"><text:span text:style-name="Source_20_Text"><text:s text:c="5"/>- operate stove/oven/airfryer/etc.</text:span></text:p>
      <text:p text:style-name="P6"><text:span text:style-name="Source_20_Text"><text:s text:c="5"/>- stir, flip, plate food</text:span></text:p>
      <text:p text:style-name="P6"/>
      <text:p text:style-name="P6"><text:span text:style-name="Source_20_Text">7. Final verification:</text:span></text:p>
      <text:p text:style-name="P6"><text:span text:style-name="Source_20_Text"><text:s text:c="5"/>- weight check + visual inspection</text:span></text:p>
      <text:p text:style-name="P6"><text:span text:style-name="Source_20_Text"><text:s text:c="5"/>- optional taste model via food sensor</text:span></text:p>
      <text:p text:style-name="P6"/>
      <text:p text:style-name="P6"><text:span text:style-name="Source_20_Text">8. Meal delivery:</text:span></text:p>
      <text:p text:style-name="P6"><text:span text:style-name="Source_20_Text"><text:s text:c="5"/>- humanoid places dish on table/tray</text:span></text:p>
      <text:p text:style-name="P7"><text:span text:style-name="Source_20_Text"><text:s text:c="5"/>- sends completion notification to user device</text:span></text:p>
      <text:p text:style-name="P3"/>
      <text:h text:style-name="P4" text:outline-level="1"><text:span text:style-name="Strong_20_Emphasis">3. AEC Ingredient Authorization Workflow</text:span></text:h>
      <text:p text:style-name="P5"><text:span text:style-name="Source_20_Text"><text:s text:c="17"/>USER → RECIPE SELECT</text:span></text:p>
      <text:p text:style-name="P6"><text:span text:style-name="Source_20_Text"><text:s text:c="28"/>│</text:span></text:p>
      <text:p text:style-name="P6"><text:span text:style-name="Source_20_Text"><text:s text:c="28"/>▼</text:span></text:p>
      <text:p text:style-name="P6"><text:span text:style-name="Source_20_Text"><text:s text:c="7"/>┌────────────────────────────────────┐</text:span></text:p>
      <text:p text:style-name="P6"><text:span text:style-name="Source_20_Text"><text:s text:c="7"/>│ Cloud Server Generates Daily Key <text:s text:c="2"/>│</text:span></text:p>
      <text:p text:style-name="P6"><text:span text:style-name="Source_20_Text"><text:s text:c="7"/>│ <text:s text:c="2"/>- AES256 rotating key <text:s text:c="11"/>│</text:span></text:p>
      <text:p text:style-name="P6"><text:span text:style-name="Source_20_Text"><text:s text:c="7"/>│ <text:s text:c="2"/>- Vendor-specific signature <text:s text:c="5"/>│</text:span></text:p>
      <text:p text:style-name="P6"><text:span text:style-name="Source_20_Text"><text:s text:c="7"/>└────────────────────────────────────┘</text:span></text:p>
      <text:p text:style-name="P6"><text:span text:style-name="Source_20_Text"><text:s text:c="28"/>│</text:span></text:p>
      <text:p text:style-name="P6"><text:span text:style-name="Source_20_Text"><text:s text:c="28"/>▼</text:span></text:p>
      <text:p text:style-name="P6"><text:span text:style-name="Source_20_Text"><text:s text:c="7"/>Vendors label ingredients with:</text:span></text:p>
      <text:p text:style-name="P6"><text:span text:style-name="Source_20_Text"><text:s text:c="12"/>- AEC QR code</text:span></text:p>
      <text:p text:style-name="P6"><text:span text:style-name="Source_20_Text"><text:s text:c="12"/>- NFC chip</text:span></text:p>
      <text:p text:style-name="P6"><text:span text:style-name="Source_20_Text"><text:s text:c="12"/>- Optical barcode</text:span></text:p>
      <text:p text:style-name="P6"><text:span text:style-name="Source_20_Text"><text:s text:c="12"/>- Embedded micro-seal</text:span></text:p>
      <text:p text:style-name="P6"><text:span text:style-name="Source_20_Text"><text:s text:c="28"/>│</text:span></text:p>
      <text:p text:style-name="P6"><text:span text:style-name="Source_20_Text"><text:s text:c="28"/>▼</text:span></text:p>
      <text:p text:style-name="P6"><text:span text:style-name="Source_20_Text"><text:s text:c="7"/>Humanoid receives ingredient</text:span></text:p>
      <text:p text:style-name="P6"><text:span text:style-name="Source_20_Text"><text:s text:c="28"/>│</text:span></text:p>
      <text:p text:style-name="P6"><text:span text:style-name="Source_20_Text"><text:s text:c="21"/>Robot scans AEC</text:span></text:p>
      <text:p text:style-name="P6"><text:span text:style-name="Source_20_Text"><text:s text:c="28"/>│</text:span></text:p>
      <text:p text:style-name="P6"><text:span text:style-name="Source_20_Text"><text:s text:c="28"/>▼</text:span></text:p>
      <text:p text:style-name="P6"><text:span text:style-name="Source_20_Text"><text:s text:c="7"/>┌───────────────────────────────────┐</text:span></text:p>
      <text:p text:style-name="P6"><text:span text:style-name="Source_20_Text"><text:s text:c="7"/>│ Cloud Decrypts &amp; Validates AEC <text:s text:c="2"/>│</text:span></text:p>
      <text:p text:style-name="P6"><text:span text:style-name="Source_20_Text"><text:s text:c="7"/>│ <text:s/>• timestamp <text:s text:c="21"/>│</text:span></text:p>
      <text:p text:style-name="P6"><text:span text:style-name="Source_20_Text"><text:s text:c="7"/>│ <text:s/>• ingredient identity <text:s text:c="11"/>│</text:span></text:p>
      <text:p text:style-name="P6"><text:span text:style-name="Source_20_Text"><text:s text:c="7"/>│ <text:s/>• vendor certification <text:s text:c="10"/>│</text:span></text:p>
      <text:p text:style-name="P6"><text:span text:style-name="Source_20_Text"><text:s text:c="7"/>│ <text:s/>• freshness data <text:s text:c="16"/>│</text:span></text:p>
      <text:p text:style-name="P6"><text:span text:style-name="Source_20_Text"><text:s text:c="7"/>└───────────────────────────────────┘</text:span></text:p>
      <text:p text:style-name="P6"><text:span text:style-name="Source_20_Text"><text:s text:c="28"/>│</text:span></text:p>
      <text:p text:style-name="P7"><text:span text:style-name="Source_20_Text"><text:s text:c="17"/>ACCEPT ◄───┴───► REJECT</text:span></text:p>
      <text:p text:style-name="P3"/>
      <text:h text:style-name="P4" text:outline-level="1"><text:span text:style-name="Strong_20_Emphasis">4. Meal Preparation Sequence Diagram (Simplified)</text:span></text:h>
      <text:p text:style-name="P5"><text:span text:style-name="Source_20_Text"><text:s/>USER <text:s text:c="12"/>DEVICE <text:s text:c="7"/>CLOUD AI <text:s text:c="5"/>HUMANOID <text:s text:c="6"/>KITCHEN</text:span></text:p>
      <text:p text:style-name="P6"><text:span text:style-name="Source_20_Text"><text:s text:c="2"/>| <text:s text:c="16"/>| <text:s text:c="14"/>| <text:s text:c="12"/>| <text:s text:c="13"/>|</text:span></text:p>
      <text:p text:style-name="P6"><text:span text:style-name="Source_20_Text"><text:s text:c="2"/>| Select meal <text:s text:c="4"/>| <text:s text:c="14"/>| <text:s text:c="12"/>| <text:s text:c="13"/>|</text:span></text:p>
      <text:p text:style-name="P6"><text:span text:style-name="Source_20_Text"><text:s text:c="2"/>|────────────────▶| <text:s text:c="14"/>| <text:s text:c="12"/>| <text:s text:c="13"/>|</text:span></text:p>
      <text:p text:style-name="P6"><text:span text:style-name="Source_20_Text"><text:s text:c="2"/>| <text:s text:c="16"/>| Send recipe <text:s text:c="2"/>| <text:s text:c="12"/>| <text:s text:c="13"/>|</text:span></text:p>
      <text:p text:style-name="P6"><text:span text:style-name="Source_20_Text"><text:s text:c="2"/>| <text:s text:c="16"/>|──────────────▶| <text:s text:c="12"/>| <text:s text:c="13"/>|</text:span></text:p>
      <text:p text:style-name="P6"><text:span text:style-name="Source_20_Text"><text:s text:c="2"/>| <text:s text:c="16"/>| <text:s text:c="14"/>| Decompose <text:s text:c="2"/>| <text:s text:c="13"/>|</text:span></text:p>
      <text:p text:style-name="P6"><text:span text:style-name="Source_20_Text"><text:s text:c="2"/>| <text:s text:c="16"/>| <text:s text:c="14"/>| recipe <text:s text:c="5"/>| <text:s text:c="13"/>|</text:span></text:p>
      <text:p text:style-name="P6"><text:span text:style-name="Source_20_Text"><text:s text:c="2"/>| <text:s text:c="16"/>| <text:s text:c="14"/>|────────────▶| <text:s text:c="13"/>|</text:span></text:p>
      <text:p text:style-name="P6"><text:span text:style-name="Source_20_Text"><text:s text:c="2"/>| <text:s text:c="16"/>| <text:s text:c="14"/>| <text:s text:c="12"/>| Scan AEC <text:s text:c="4"/>|</text:span></text:p>
      <text:p text:style-name="P6"><text:span text:style-name="Source_20_Text"><text:s text:c="2"/>| <text:s text:c="16"/>| <text:s text:c="14"/>| <text:s text:c="12"/>|─────────────▶|</text:span></text:p>
      <text:p text:style-name="P6"><text:span text:style-name="Source_20_Text"><text:s text:c="2"/>| <text:s text:c="16"/>| <text:s text:c="14"/>| Validate <text:s text:c="3"/>| <text:s text:c="13"/>|</text:span></text:p>
      <text:p text:style-name="P6"><text:span text:style-name="Source_20_Text"><text:s text:c="2"/>| <text:s text:c="16"/>| <text:s text:c="14"/>|◀────────────| <text:s text:c="13"/>|</text:span></text:p>
      <text:p text:style-name="P6"><text:span text:style-name="Source_20_Text"><text:s text:c="2"/>| <text:s text:c="16"/>| <text:s text:c="14"/>| <text:s text:c="12"/>| Cook steps <text:s text:c="2"/>|</text:span></text:p>
      <text:p text:style-name="P6"><text:span text:style-name="Source_20_Text"><text:s text:c="2"/>| <text:s text:c="16"/>| <text:s text:c="14"/>| <text:s text:c="12"/>|─────────────▶|</text:span></text:p>
      <text:p text:style-name="P6"><text:span text:style-name="Source_20_Text"><text:s text:c="2"/>| <text:s text:c="16"/>| <text:s text:c="14"/>| <text:s text:c="12"/>| Plate dish <text:s text:c="2"/>|</text:span></text:p>
      <text:p text:style-name="P6"><text:span text:style-name="Source_20_Text"><text:s text:c="2"/>| <text:s text:c="16"/>| <text:s text:c="14"/>| <text:s text:c="12"/>|─────────────▶|</text:span></text:p>
      <text:p text:style-name="P6"><text:span text:style-name="Source_20_Text"><text:s text:c="2"/>| <text:s text:c="16"/>|Done <text:s text:c="10"/>| <text:s text:c="12"/>| <text:s text:c="13"/>|</text:span></text:p>
      <text:p text:style-name="P7"><text:span text:style-name="Source_20_Text"><text:s text:c="2"/>|◀────────────────┘ <text:s text:c="14"/>| <text:s text:c="12"/>| <text:s text:c="13"/>|</text:span></text:p>
      <text:p text:style-name="P3"/>
      <text:h text:style-name="P4" text:outline-level="1"><text:span text:style-name="Strong_20_Emphasis">5. Hardware Subsystems Diagram</text:span></text:h>
      <text:p text:style-name="P5"><text:span text:style-name="Source_20_Text"><text:s/>┌──────────────────────────────────────────┐</text:span></text:p>
      <text:p text:style-name="P6"><text:span text:style-name="Source_20_Text"><text:s/>│ <text:s text:c="9"/>HUMANOID HARDWARE STACK <text:s text:c="8"/>│</text:span></text:p>
      <text:p text:style-name="P6"><text:span text:style-name="Source_20_Text"><text:s/>├──────────────────────────────────────────┤</text:span></text:p>
      <text:p text:style-name="P6"><text:span text:style-name="Source_20_Text"><text:s/>│ 1. Vision System <text:s text:c="24"/>│</text:span></text:p>
      <text:p text:style-name="P6"><text:span text:style-name="Source_20_Text"><text:s/>│ <text:s text:c="3"/>• RGB camera <text:s text:c="25"/>│</text:span></text:p>
      <text:p text:style-name="P6"><text:span text:style-name="Source_20_Text"><text:s/>│ <text:s text:c="3"/>• Depth camera <text:s text:c="24"/>│</text:span></text:p>
      <text:p text:style-name="P6"><text:span text:style-name="Source_20_Text"><text:s/>│ <text:s text:c="3"/>• Thermal sensor (pan temperature) <text:s text:c="4"/>│</text:span></text:p>
      <text:p text:style-name="P6"><text:span text:style-name="Source_20_Text"><text:s/>│ <text:s text:c="42"/>│</text:span></text:p>
      <text:p text:style-name="P6"><text:span text:style-name="Source_20_Text"><text:s/>│ 2. Manipulators <text:s text:c="26"/>│</text:span></text:p>
      <text:p text:style-name="P6"><text:span text:style-name="Source_20_Text"><text:s/>│ <text:s text:c="3"/>• dexterous hands <text:s text:c="21"/>│</text:span></text:p>
      <text:p text:style-name="P6"><text:span text:style-name="Source_20_Text"><text:s/>│ <text:s text:c="3"/>• gripping sensors <text:s text:c="20"/>│</text:span></text:p>
      <text:p text:style-name="P6"><text:soft-page-break/><text:span text:style-name="Source_20_Text"><text:s/>│ <text:s text:c="3"/>• force feedback <text:s text:c="23"/>│</text:span></text:p>
      <text:p text:style-name="P6"><text:span text:style-name="Source_20_Text"><text:s/>│ <text:s text:c="42"/>│</text:span></text:p>
      <text:p text:style-name="P6"><text:span text:style-name="Source_20_Text"><text:s/>│ 3. Mobility System <text:s text:c="23"/>│</text:span></text:p>
      <text:p text:style-name="P6"><text:span text:style-name="Source_20_Text"><text:s/>│ <text:s text:c="3"/>• wheels or legs <text:s text:c="22"/>│</text:span></text:p>
      <text:p text:style-name="P6"><text:span text:style-name="Source_20_Text"><text:s/>│ <text:s text:c="3"/>• gyroscope + IMU <text:s text:c="21"/>│</text:span></text:p>
      <text:p text:style-name="P6"><text:span text:style-name="Source_20_Text"><text:s/>│ <text:s text:c="42"/>│</text:span></text:p>
      <text:p text:style-name="P6"><text:span text:style-name="Source_20_Text"><text:s/>│ 4. Food Safety Sensors <text:s text:c="19"/>│</text:span></text:p>
      <text:p text:style-name="P6"><text:span text:style-name="Source_20_Text"><text:s/>│ <text:s text:c="3"/>• smell detection <text:s text:c="21"/>│</text:span></text:p>
      <text:p text:style-name="P6"><text:span text:style-name="Source_20_Text"><text:s/>│ <text:s text:c="3"/>• contamination warnings <text:s text:c="14"/>│</text:span></text:p>
      <text:p text:style-name="P6"><text:span text:style-name="Source_20_Text"><text:s/>│ <text:s text:c="3"/>• color/freshness analysis <text:s text:c="12"/>│</text:span></text:p>
      <text:p text:style-name="P6"><text:span text:style-name="Source_20_Text"><text:s/>│ <text:s text:c="42"/>│</text:span></text:p>
      <text:p text:style-name="P6"><text:span text:style-name="Source_20_Text"><text:s/>│ 5. AEC Verification Module <text:s text:c="15"/>│</text:span></text:p>
      <text:p text:style-name="P6"><text:span text:style-name="Source_20_Text"><text:s/>│ <text:s text:c="3"/>• QR/NFC readers <text:s text:c="22"/>│</text:span></text:p>
      <text:p text:style-name="P6"><text:span text:style-name="Source_20_Text"><text:s/>│ <text:s text:c="3"/>• encryption chip <text:s text:c="22"/>│</text:span></text:p>
      <text:p text:style-name="P6"><text:span text:style-name="Source_20_Text"><text:s/>│ <text:s text:c="42"/>│</text:span></text:p>
      <text:p text:style-name="P6"><text:span text:style-name="Source_20_Text"><text:s/>│ 6. Cloud Connectivity <text:s text:c="20"/>│</text:span></text:p>
      <text:p text:style-name="P6"><text:span text:style-name="Source_20_Text"><text:s/>│ <text:s text:c="3"/>• WiFi / 5G module <text:s text:c="21"/>│</text:span></text:p>
      <text:p text:style-name="P6"><text:span text:style-name="Source_20_Text"><text:s/>│ <text:s text:c="3"/>• secure key exchange <text:s text:c="17"/>│</text:span></text:p>
      <text:p text:style-name="P7"><text:span text:style-name="Source_20_Text"><text:s/>└──────────────────────────────────────────┘</text:span></text:p>
      <text:p text:style-name="P3"/>
      <text:h text:style-name="P4" text:outline-level="1"><text:span text:style-name="Strong_20_Emphasis">6. AI &amp; Data Flow Architecture</text:span></text:h>
      <text:p text:style-name="P5"><text:span text:style-name="Source_20_Text"><text:s text:c="7"/>┌────────────────────────────────────────┐</text:span></text:p>
      <text:p text:style-name="P6"><text:span text:style-name="Source_20_Text"><text:s text:c="7"/>│ <text:s text:c="11"/>Cloud AI Server <text:s text:c="12"/>│</text:span></text:p>
      <text:p text:style-name="P6"><text:span text:style-name="Source_20_Text"><text:s text:c="7"/>├────────────────────────────────────────┤</text:span></text:p>
      <text:p text:style-name="P6"><text:span text:style-name="Source_20_Text"><text:s text:c="7"/>│ Recipe Engine <text:s text:c="25"/>│</text:span></text:p>
      <text:p text:style-name="P6"><text:span text:style-name="Source_20_Text"><text:s text:c="7"/>│ User Preference Model <text:s text:c="17"/>│</text:span></text:p>
      <text:p text:style-name="P6"><text:span text:style-name="Source_20_Text"><text:s text:c="7"/>│ ML Taste Optimization <text:s text:c="17"/>│</text:span></text:p>
      <text:p text:style-name="P6"><text:span text:style-name="Source_20_Text"><text:s text:c="7"/>│ Daily AEC Key Generator <text:s text:c="15"/>│</text:span></text:p>
      <text:p text:style-name="P6"><text:span text:style-name="Source_20_Text"><text:s text:c="7"/>│ Humanoid Motor Learning Model <text:s text:c="9"/>│</text:span></text:p>
      <text:p text:style-name="P6"><text:span text:style-name="Source_20_Text"><text:s text:c="7"/>└────────────────────────────────────────┘</text:span></text:p>
      <text:p text:style-name="P6"><text:span text:style-name="Source_20_Text"><text:s text:c="23"/>▲</text:span></text:p>
      <text:p text:style-name="P6"><text:span text:style-name="Source_20_Text"><text:s text:c="23"/>│</text:span></text:p>
      <text:p text:style-name="P6"><text:span text:style-name="Source_20_Text"><text:s text:c="12"/>Secure Encrypted API</text:span></text:p>
      <text:p text:style-name="P6"><text:span text:style-name="Source_20_Text"><text:s text:c="23"/>│</text:span></text:p>
      <text:p text:style-name="P6"><text:span text:style-name="Source_20_Text"><text:s text:c="23"/>▼</text:span></text:p>
      <text:p text:style-name="P6"><text:span text:style-name="Source_20_Text"><text:s text:c="7"/>┌────────────────────────────────────────┐</text:span></text:p>
      <text:p text:style-name="P6"><text:span text:style-name="Source_20_Text"><text:s text:c="7"/>│ <text:s text:c="9"/>Humanoid Local Brain <text:s text:c="9"/>│</text:span></text:p>
      <text:p text:style-name="P6"><text:span text:style-name="Source_20_Text"><text:s text:c="7"/>├────────────────────────────────────────┤</text:span></text:p>
      <text:p text:style-name="P6"><text:span text:style-name="Source_20_Text"><text:s text:c="7"/>│ Motion planning <text:s text:c="23"/>│</text:span></text:p>
      <text:p text:style-name="P6"><text:span text:style-name="Source_20_Text"><text:s text:c="7"/>│ Appliance operation logic <text:s text:c="13"/>│</text:span></text:p>
      <text:p text:style-name="P6"><text:span text:style-name="Source_20_Text"><text:s text:c="7"/>│ Ingredient scanning <text:s text:c="19"/>│</text:span></text:p>
      <text:p text:style-name="P6"><text:span text:style-name="Source_20_Text"><text:s text:c="7"/>│ Safety supervision <text:s text:c="20"/>│</text:span></text:p>
      <text:p text:style-name="P7"><text:span text:style-name="Source_20_Text"><text:s text:c="7"/>└────────────────────────────────────────┘</text:span></text:p>
      <text:p text:style-name="P3"/>
      <text:h text:style-name="P4" text:outline-level="1"><text:span text:style-name="Strong_20_Emphasis">7. Safety &amp; Fallback Logic</text:span></text:h>
      <text:p text:style-name="P5"><text:span text:style-name="Source_20_Text">1. Robot will STOP immediately if:</text:span></text:p>
      <text:p text:style-name="P6"><text:span text:style-name="Source_20_Text"><text:s text:c="3"/>- human detected within unsafe radius <text:s/></text:span></text:p>
      <text:p text:style-name="P6"><text:span text:style-name="Source_20_Text"><text:s text:c="3"/>- flame exceeds safe threshold <text:s/></text:span></text:p>
      <text:p text:style-name="P6"><text:span text:style-name="Source_20_Text"><text:s text:c="3"/>- ingredient lacks valid AEC code <text:s/></text:span></text:p>
      <text:p text:style-name="P6"><text:span text:style-name="Source_20_Text"><text:s text:c="3"/>- motion path conflict detected <text:s/></text:span></text:p>
      <text:p text:style-name="P6"/>
      <text:p text:style-name="P6"><text:span text:style-name="Source_20_Text">2. Robot falls back to SAFE MODE:</text:span></text:p>
      <text:p text:style-name="P6"><text:span text:style-name="Source_20_Text"><text:s text:c="3"/>- stops cooking <text:s/></text:span></text:p>
      <text:p text:style-name="P6"><text:span text:style-name="Source_20_Text"><text:s text:c="3"/>- turns off appliances <text:s/></text:span></text:p>
      <text:p text:style-name="P6"><text:span text:style-name="Source_20_Text"><text:s text:c="3"/>- sends alert to user device <text:s/></text:span></text:p>
      <text:p text:style-name="P6"><text:span text:style-name="Source_20_Text"><text:s text:c="3"/>- stores logs for diagnostics <text:s/></text:span></text:p>
      <text:p text:style-name="P6"/>
      <text:p text:style-name="P6"><text:span text:style-name="Source_20_Text">3. Food contamination detection:</text:span></text:p>
      <text:p text:style-name="P6"><text:span text:style-name="Source_20_Text"><text:s text:c="3"/>- if bacterial signature or mold detected</text:span></text:p>
      <text:p text:style-name="P6"><text:span text:style-name="Source_20_Text"><text:s text:c="7"/>→ robot discards food</text:span></text:p>
      <text:p text:style-name="P7"><text:span text:style-name="Source_20_Text"><text:s text:c="7"/>→ alerts user</text:span></text:p>
      <text:p text:style-name="P3"/>
      <text:h text:style-name="P4" text:outline-level="1"><text:span text:style-name="Strong_20_Emphasis">8. Humanoid Training Architecture (For ML)</text:span></text:h>
      <text:p text:style-name="P5"><text:span text:style-name="Source_20_Text">• Robots learn:</text:span></text:p>
      <text:p text:style-name="P6"><text:span text:style-name="Source_20_Text"><text:s text:c="3"/>- family preferences <text:s/></text:span></text:p>
      <text:p text:style-name="P6"><text:span text:style-name="Source_20_Text"><text:s text:c="3"/>- favorite foods <text:s/></text:span></text:p>
      <text:p text:style-name="P6"><text:span text:style-name="Source_20_Text"><text:s text:c="3"/>- allergies <text:s/></text:span></text:p>
      <text:p text:style-name="P6"><text:span text:style-name="Source_20_Text"><text:s text:c="3"/>- portion sizes <text:s/></text:span></text:p>
      <text:p text:style-name="P6"><text:span text:style-name="Source_20_Text"><text:s text:c="3"/>- custom user ingredients <text:s/></text:span></text:p>
      <text:p text:style-name="P6"/>
      <text:p text:style-name="P6"><text:span text:style-name="Source_20_Text">• The cloud constructs a “Taste Profile Model”</text:span></text:p>
      <text:p text:style-name="P6"><text:span text:style-name="Source_20_Text"><text:s text:c="3"/>- shared across devices <text:s/></text:span></text:p>
      <text:p text:style-name="P6"><text:span text:style-name="Source_20_Text"><text:s text:c="3"/>- updated continuously <text:s/></text:span></text:p>
      <text:p text:style-name="P7"><text:span text:style-name="Source_20_Text"><text:s text:c="3"/>- unlocks premium recipes <text:s/></text:span></text:p>
      <text:p text:style-name="P3"/>
      <text:h text:style-name="P4" text:outline-level="1"><text:soft-page-break/><text:span text:style-name="Strong_20_Emphasis">Your Next Step</text:span></text:h>
      <text:p text:style-name="P1">Ready for:</text:p>
      <text:p text:style-name="P1">📘 <text:span text:style-name="Strong_20_Emphasis">Document #4 — Investor Pitch (Short, powerful, fundraising-friendly)</text:span><text:line-break/>or<text:line-break/>📘 <text:span text:style-name="Strong_20_Emphasis">Document #5 — Marketing Summary</text:span><text:line-break/>or<text:line-break/>📘 <text:span text:style-name="Strong_20_Emphasis">Document #6 — Patent Claims Set (very important for filing)</text:span></text:p>
      <text:p text:style-name="P1">Just tell me:</text:p>
      <text:p text:style-name="P1">👉 <text:span text:style-name="Strong_20_Emphasis">“Proceed with Document #4”</text:span><text:line-break/>or<text:line-break/>👉 <text:span text:style-name="Strong_20_Emphasis">“Start the Claims Document”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4:20:52.395060800</meta:creation-date>
    <dc:date>2025-11-16T14:24:55.736749500</dc:date>
    <meta:editing-duration>PT4M3S</meta:editing-duration>
    <meta:editing-cycles>1</meta:editing-cycles>
    <meta:document-statistic meta:table-count="0" meta:image-count="0" meta:object-count="0" meta:page-count="4" meta:paragraph-count="208" meta:word-count="927" meta:character-count="9166" meta:non-whitespace-character-count="4912"/>
    <meta:generator>LibreOffice/25.8.2.2$Windows_X86_64 LibreOffice_project/d401f2107ccab8f924a8e2df40f573aab7605b6f</meta:generator>
  </office:meta>
</office:document-meta>
</file>